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89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ssia Cardoso Costa </text:p>
          </table:table-cell>
          <table:table-cell office:value-type="float" office:value="218893" calcext:value-type="float">
            <text:p>218893</text:p>
          </table:table-cell>
          <table:table-cell office:value-type="float" office:value="34655057" calcext:value-type="float">
            <text:p>34655057</text:p>
          </table:table-cell>
        </table:table-row>
        <table:table-row table:style-name="ro1">
          <table:table-cell office:value-type="string" calcext:value-type="string">
            <text:p>Graciella Calsolari Figueiredo de Farias </text:p>
          </table:table-cell>
          <table:table-cell office:value-type="float" office:value="207453" calcext:value-type="float">
            <text:p>207453</text:p>
          </table:table-cell>
          <table:table-cell office:value-type="float" office:value="34683759" calcext:value-type="float">
            <text:p>34683759</text:p>
          </table:table-cell>
        </table:table-row>
        <table:table-row table:style-name="ro1">
          <table:table-cell office:value-type="string" calcext:value-type="string">
            <text:p>Leticia Takemoto </text:p>
          </table:table-cell>
          <table:table-cell office:value-type="float" office:value="228273" calcext:value-type="float">
            <text:p>228273</text:p>
          </table:table-cell>
          <table:table-cell office:value-type="float" office:value="34685697" calcext:value-type="float">
            <text:p>34685697</text:p>
          </table:table-cell>
        </table:table-row>
        <table:table-row table:style-name="ro1">
          <table:table-cell office:value-type="string" calcext:value-type="string">
            <text:p>Rafael Nunes Ferreira </text:p>
          </table:table-cell>
          <table:table-cell office:value-type="float" office:value="232863" calcext:value-type="float">
            <text:p>232863</text:p>
          </table:table-cell>
          <table:table-cell office:value-type="float" office:value="34690029" calcext:value-type="float">
            <text:p>34690029</text:p>
          </table:table-cell>
        </table:table-row>
        <table:table-row table:style-name="ro1">
          <table:table-cell office:value-type="string" calcext:value-type="string">
            <text:p>Lucas de Gois Ribeiro Soares </text:p>
          </table:table-cell>
          <table:table-cell office:value-type="float" office:value="214167" calcext:value-type="float">
            <text:p>214167</text:p>
          </table:table-cell>
          <table:table-cell office:value-type="float" office:value="34693558" calcext:value-type="float">
            <text:p>34693558</text:p>
          </table:table-cell>
        </table:table-row>
        <table:table-row table:style-name="ro1">
          <table:table-cell office:value-type="string" calcext:value-type="string">
            <text:p>Ana Cristina Holguin Mendoza </text:p>
          </table:table-cell>
          <table:table-cell office:value-type="float" office:value="233209" calcext:value-type="float">
            <text:p>233209</text:p>
          </table:table-cell>
          <table:table-cell office:value-type="float" office:value="34627050" calcext:value-type="float">
            <text:p>34627050</text:p>
          </table:table-cell>
        </table:table-row>
        <table:table-row table:style-name="ro1">
          <table:table-cell office:value-type="string" calcext:value-type="string">
            <text:p>Rafael Fernando Souza Rocha </text:p>
          </table:table-cell>
          <table:table-cell office:value-type="float" office:value="200797" calcext:value-type="float">
            <text:p>200797</text:p>
          </table:table-cell>
          <table:table-cell office:value-type="float" office:value="34662110" calcext:value-type="float">
            <text:p>34662110</text:p>
          </table:table-cell>
        </table:table-row>
        <table:table-row table:style-name="ro1">
          <table:table-cell office:value-type="string" calcext:value-type="string">
            <text:p>Lourdes Bethania Braga Santos </text:p>
          </table:table-cell>
          <table:table-cell office:value-type="float" office:value="222074" calcext:value-type="float">
            <text:p>222074</text:p>
          </table:table-cell>
          <table:table-cell office:value-type="float" office:value="34687863" calcext:value-type="float">
            <text:p>34687863</text:p>
          </table:table-cell>
        </table:table-row>
        <table:table-row table:style-name="ro1">
          <table:table-cell office:value-type="string" calcext:value-type="string">
            <text:p>José Miguel Cayo Montes </text:p>
          </table:table-cell>
          <table:table-cell office:value-type="float" office:value="233535" calcext:value-type="float">
            <text:p>233535</text:p>
          </table:table-cell>
          <table:table-cell office:value-type="float" office:value="34687411" calcext:value-type="float">
            <text:p>34687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3T17:40:11.172000000</meta:creation-date>
    <dc:date>2022-07-13T17:45:49.984000000</dc:date>
    <meta:editing-duration>PT5M39S</meta:editing-duration>
    <meta:editing-cycles>1</meta:editing-cycles>
    <meta:generator>LibreOffice/7.2.0.4$Windows_X86_64 LibreOffice_project/9a9c6381e3f7a62afc1329bd359cc48accb6435b</meta:generator>
    <meta:document-statistic meta:table-count="1" meta:cell-count="27" meta:object-count="0"/>
  </office:meta>
</office:document-meta>
</file>